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fo:font-weight="bold" officeooo:rsid="000c2ea7" officeooo:paragraph-rsid="000c2ea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language="uk" fo:country="UA" fo:font-weight="bold" officeooo:rsid="000c2ea7" officeooo:paragraph-rsid="000c2ea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uk" fo:country="UA" officeooo:paragraph-rsid="001525c6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1525c6" officeooo:paragraph-rsid="001525c6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18194e" officeooo:paragraph-rsid="0018194e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uk" fo:country="UA" officeooo:rsid="0018194e" officeooo:paragraph-rsid="0018194e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2040fa" officeooo:paragraph-rsid="002040fa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198c51" officeooo:paragraph-rsid="00198c51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1a8e16" officeooo:paragraph-rsid="001a8e16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1d8df6" officeooo:paragraph-rsid="001d8df6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language="uk" fo:country="UA" officeooo:rsid="002040fa" officeooo:paragraph-rsid="002040fa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uk" fo:country="UA" officeooo:rsid="0024b361" officeooo:paragraph-rsid="0024b361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uk" fo:country="UA" officeooo:rsid="00266282" officeooo:paragraph-rsid="00266282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269a7e" officeooo:paragraph-rsid="00269a7e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3c7207" officeooo:paragraph-rsid="003c7207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269a7e" officeooo:paragraph-rsid="00331a18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331a18" officeooo:paragraph-rsid="00331a18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27b31b" officeooo:paragraph-rsid="0027b31b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27b31b" officeooo:paragraph-rsid="0028123a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27b31b" officeooo:paragraph-rsid="00298091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3cf1ca" officeooo:paragraph-rsid="003cf1ca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4abc4" style:font-weight-asian="normal" style:font-weight-complex="normal"/>
    </style:style>
    <style:style style:name="T3" style:family="text">
      <style:text-properties fo:font-weight="normal" officeooo:rsid="000f6675" style:font-weight-asian="normal" style:font-weight-complex="normal"/>
    </style:style>
    <style:style style:name="T4" style:family="text">
      <style:text-properties fo:font-weight="normal" officeooo:rsid="002e259f" style:font-weight-asian="normal" style:font-weight-complex="normal"/>
    </style:style>
    <style:style style:name="T5" style:family="text">
      <style:text-properties fo:font-weight="normal" officeooo:rsid="002fe364" style:font-weight-asian="normal" style:font-weight-complex="normal"/>
    </style:style>
    <style:style style:name="T6" style:family="text">
      <style:text-properties fo:font-size="14pt" fo:font-weight="normal" officeooo:rsid="000f6675" style:font-size-asian="14pt" style:font-weight-asian="normal" style:font-size-complex="14pt" style:font-weight-complex="normal"/>
    </style:style>
    <style:style style:name="T7" style:family="text">
      <style:text-properties fo:font-size="14pt" fo:font-weight="bold" officeooo:rsid="00113213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d8df6" style:font-size-asian="14pt" style:font-weight-asian="normal" style:font-size-complex="14pt" style:font-weight-complex="normal"/>
    </style:style>
    <style:style style:name="T10" style:family="text">
      <style:text-properties officeooo:rsid="00363364"/>
    </style:style>
    <style:style style:name="T11" style:family="text">
      <style:text-properties fo:font-size="14pt" fo:font-weight="normal" officeooo:rsid="001f33e1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24b361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231a61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219a1e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38e143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3dab3b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269a7e" style:font-size-asian="14pt" style:font-weight-asian="normal" style:font-size-complex="14pt" style:font-weight-complex="normal"/>
    </style:style>
    <style:style style:name="T18" style:family="text">
      <style:text-properties officeooo:rsid="003ba149"/>
    </style:style>
    <style:style style:name="T19" style:family="text">
      <style:text-properties officeooo:rsid="00331a18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ІЧНЕ ЗАВДАННЯ</text:p>
      <text:p text:style-name="P1"/>
      <text:p text:style-name="P2"><text:tab/>Тема: <text:span text:style-name="T1">Розробка програмного забезпечення для розгортки та встановлення безпечного vpn-з’єднання </text:span><text:span text:style-name="T2">і віддаленого доступу до пристрою.</text:span></text:p>
      <text:p text:style-name="P2"><text:tab/>Мета проєкту: <text:span text:style-name="T3">Розробити комплексне програмне рішення, що дозволяє користувачам легко створювати приватні VPN-мережі, керувати доступом користувачів та груп, і автоматично отримувати необхідні конфігураційні файли для підключення. </text:span><text:span text:style-name="T4">Надати можливість віддаленого доступу з передачею контролю над пристроєм, відеотрансляцією та доступом до термінальної оболонки.</text:span><text:span text:style-name="T3"> Мета – абстрагуватися від складності ручного налаштування OpenVPN та PKI (Public Key Infrastructure)</text:span><text:span text:style-name="T5">, надати можливість віддаленого доступу.</text:span><text:span text:style-name="T3"> </text:span></text:p>
      <text:p text:style-name="P3"><text:span text:style-name="T6"><text:tab/></text:span><text:span text:style-name="T7">Вимоги:</text:span></text:p>
      <text:list text:style-name="L1">
        <text:list-item>
          <text:p text:style-name="P4">Платформа та сумісність:</text:p>
          <text:list>
            <text:list-item>
              <text:p text:style-name="P4">Серверна частина програми повинна бути розроблена для роботи на 64-бітних версіях ОС Linux (розробка ведеться на Arch). У подальшому можна перенести все на Docker.</text:p>
            </text:list-item>
            <text:list-item>
              <text:p text:style-name="P4">Клієнтська частина повинна бути кросплатформенною, з пріоритетною підтримкою 64-бітних ОС Linux та можливістю компіляції та запуску під ОС Windows.</text:p>
            </text:list-item>
          </text:list>
        </text:list-item>
        <text:list-item>
          <text:p text:style-name="P5">Структура:</text:p>
          <text:list>
            <text:list-item>
              <text:p text:style-name="P6"><text:span text:style-name="T8">“Сервер” реально являє собою декілька серверів та кліє</text:span><text:span text:style-name="T9">н</text:span><text:span text:style-name="T8">тів:</text:span></text:p>
              <text:list>
                <text:list-item>
                  <text:p text:style-name="P5">VPN-сервер</text:p>
                </text:list-item>
                <text:list-item>
                  <text:p text:style-name="P5">S<text:span text:style-name="T10">MT</text:span>P-клієнт</text:p>
                </text:list-item>
                <text:list-item>
                  <text:p text:style-name="P7">HTTPS-сервер</text:p>
                </text:list-item>
                <text:list-item>
                  <text:p text:style-name="P8">Database-клієнт</text:p>
                </text:list-item>
              </text:list>
            </text:list-item>
            <text:list-item>
              <text:p text:style-name="P9">Клієнт реально явлаяє собою:</text:p>
              <text:list>
                <text:list-item>
                  <text:p text:style-name="P9">VPN-клієнт</text:p>
                </text:list-item>
                <text:list-item>
                  <text:p text:style-name="P9">SSL/STL-клієнт</text:p>
                </text:list-item>
              </text:list>
            </text:list-item>
            <text:list-item>
              <text:p text:style-name="P10">“Common libs”: ”частини коду”, що використовуватимуться, як на серверній так і клієнтській частині.</text:p>
            </text:list-item>
          </text:list>
        </text:list-item>
        <text:list-item>
          <text:p text:style-name="P11"><text:span text:style-name="T11">Т</text:span><text:span text:style-name="T8">ехнологічний стек:</text:span></text:p>
          <text:list>
            <text:list-item>
              <text:p text:style-name="P7">Програма повинна бути написана переважно на мові програмування C++ (стандарт 17)</text:p>
            </text:list-item>
            <text:list-item>
              <text:p text:style-name="P11"><text:span text:style-name="T8">Серверна частина </text:span><text:span text:style-name="T12">повинна використовувати</text:span><text:span text:style-name="T8"> бібліотеку Boost.Asio </text:span><text:span text:style-name="T13">та Boost.Beast</text:span><text:span text:style-name="T8"> для асинхронної реалі</text:span><text:span text:style-name="T14">зації HTTP</text:span><text:span text:style-name="T15">S-сервера</text:span><text:span text:style-name="T14">, </text:span><text:span text:style-name="T13">libcurl для SMTP – клієнта.</text:span></text:p>
            </text:list-item>
            <text:list-item>
              <text:p text:style-name="P12"><text:span text:style-name="T14">К</text:span><text:span text:style-name="T8">лієнтська частина повинна використовувати Qt6 д</text:span><text:span text:style-name="T16">ля</text:span><text:span text:style-name="T8"> написання графічної частини та, можливо, збереження токенів (небезпечно, але підходить для старту).</text:span></text:p>
            </text:list-item>
            <text:list-item>
              <text:p text:style-name="P13"><text:span text:style-name="T8">Для криптографічних операцій (хешування, генерація токенів</text:span><text:span text:style-name="T17">) повинна використовуватись бібліотека libsodium.</text:span></text:p>
            </text:list-item>
            <text:list-item>
              <text:p text:style-name="P14">Для зберігання даних – Sqlite3. <text:span text:style-name="T18">(Клієнт для використання БД написати з врахуванням можливої міграції до більш продвинутих БД)</text:span></text:p>
            </text:list-item>
            <text:list-item>
              <text:p text:style-name="P14">Збірка залежностей – Cmake, білд – Ninja.</text:p>
            </text:list-item>
            <text:list-item>
              <text:p text:style-name="P15"><text:soft-page-break/>Реалізація віддаленого доступу до пристрою через термінал – libssh</text:p>
            </text:list-item>
            <text:list-item>
              <text:p text:style-name="P14">Обробка медіа (кодування, декодування, захоплення): Бібліотеки FFmpeg (libavcodec, libavformat, libavdevice, libswscale).</text:p>
            </text:list-item>
            <text:list-item>
              <text:p text:style-name="P16">Потокова передача в реальному часі <text:span text:style-name="T19">SFU (Selective Forwarding unit):</text:span></text:p>
              <text:list>
                <text:list-item>
                  <text:p text:style-name="P17">Janus Gateway;</text:p>
                </text:list-item>
                <text:list-item>
                  <text:p text:style-name="P16"><text:span text:style-name="T19">LiveKit</text:span>.</text:p>
                </text:list-item>
              </text:list>
            </text:list-item>
          </text:list>
        </text:list-item>
        <text:list-item>
          <text:p text:style-name="P18">Безпека та мережа:</text:p>
          <text:list>
            <text:list-item>
              <text:p text:style-name="P18">Програма повинна забезпечувати створення безпечного VPN-з'єднання на базі OpenVPN</text:p>
            </text:list-item>
            <text:list-item>
              <text:p text:style-name="P18">Увесь управляючий трафік між клієнтом та сервером (реєстрація, авторизація, передача конфігурацій) має бути захищений за допомогою шифрування TLS.</text:p>
            </text:list-item>
            <text:list-item>
              <text:p text:style-name="P18">Програма повинна реалізувати систему автентифікації користувачів за логіном (email) та паролем, а також систему сесій на основі Access та Refresh токенів</text:p>
            </text:list-item>
            <text:list-item>
              <text:p text:style-name="P18">Паролі користувачів повинні зберігатися у вигляді захищених хешів (з використанням солі та алгоритму Argon2id13).</text:p>
            </text:list-item>
          </text:list>
        </text:list-item>
        <text:list-item>
          <text:p text:style-name="P19">Функціональність сервера:</text:p>
          <text:list>
            <text:list-item>
              <text:p text:style-name="P19">Сервер повинен автоматично генерувати унікальні конфігураційні файли (.ovpn) та сертифікати для кожного зареєстрованого та верифікованого користувача.</text:p>
            </text:list-item>
            <text:list-item>
              <text:p text:style-name="P19">Сервер повинен мати можливість створювати ізольовані групи користувачів та динамічно керувати мережевими правилами доступу між ними за допомогою <text:span text:style-name="T18">nftables</text:span>.</text:p>
            </text:list-item>
            <text:list-item>
              <text:p text:style-name="P19">Сервер повинен підтримувати механізм верифікації користувачів через підтвердження електронної пошти.</text:p>
            </text:list-item>
          </text:list>
        </text:list-item>
        <text:list-item>
          <text:p text:style-name="P19">Функціональність клієнта:</text:p>
          <text:list>
            <text:list-item>
              <text:p text:style-name="P19">Програма повинна мати графічний інтерфейс користувача (GUI), реалізований на Qt. </text:p>
            </text:list-item>
            <text:list-item>
              <text:p text:style-name="P20">Клієнт повинен надавати інтерфейс для реєстрації, входу та (опціонально) відновлення пароля.</text:p>
            </text:list-item>
            <text:list-item>
              <text:p text:style-name="P20">Клієнт повинен автоматично отримувати та зберігати конфігураційний файл VPN після успішної авторизації.</text:p>
            </text:list-item>
            <text:list-item>
              <text:p text:style-name="P20">Клієнт повинен мати можливість ініціювати та розривати VPNз'єднання, взаємодіючи з локально встановленим процесом OpenVPN.</text:p>
            </text:list-item>
            <text:list-item>
              <text:p text:style-name="P20">Клієнт повинен відображати список груп, до яких належить користувач, та надавати інтерфейс для управління групами (якщо користувач є їх власником). </text:p>
            </text:list-item>
            <text:list-item>
              <text:p text:style-name="P21">Клієнт має реалізовувати ssh-клієнт/сервер для реалізації віддаленого доступу.</text:p>
            </text:list-item>
            <text:list-item>
              <text:p text:style-name="P20">Додається новий тип сесії "Віддалений доступ з відеотрансляцією".</text:p>
            </text:list-item>
            <text:list-item>
              <text:p text:style-name="P20">Клієнт (що транслює): При старті сесії починає захоплення екрана (через libavdevice), кодує відео в H.264 (через libavcodec) і відправляє його через обраний протокол (WebRTC або RTP).</text:p>
            </text:list-item>
            <text:list-item>
              <text:p text:style-name="P20"><text:soft-page-break/>Клієнт (що переглядає): Приймає потік даних, декодує його (через libavcodec) і відображає у спеціальному віджеті в Qt-інтерфейсі (наприклад, QOpenGLWidget для максимальної продуктивності)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799in" fo:margin-bottom="0.7799in" fo:margin-left="0.979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7T15:34:39.446517921</meta:creation-date>
    <dc:date>2025-09-29T10:17:06.896901690</dc:date>
    <meta:editing-duration>PT2H39M43S</meta:editing-duration>
    <meta:editing-cycles>45</meta:editing-cycles>
    <meta:generator>LibreOffice/25.2.5.2$Linux_X86_64 LibreOffice_project/520$Build-2</meta:generator>
    <meta:document-statistic meta:table-count="0" meta:image-count="0" meta:object-count="0" meta:page-count="3" meta:paragraph-count="48" meta:word-count="552" meta:character-count="4316" meta:non-whitespace-character-count="3844"/>
  </office:meta>
</office:document-meta>
</file>